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76cm" svg:stroke-color="#c0c0c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23b8dc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76cm" svg:stroke-color="#0000ff" draw:marker-start="Arrow_20_concave" draw:marker-start-width="0.305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text-properties fo:font-size="14pt"/>
    </style:style>
    <style:style style:name="T1" style:family="text">
      <style:text-properties fo:font-family="Symbol"/>
    </style:style>
    <style:style style:name="T2" style:family="text">
      <style:text-properties style:text-position="33% 58%"/>
    </style:style>
    <style:style style:name="T3" style:family="text">
      <style:text-properties style:text-position="33% 58%" fo:font-family="Symbol"/>
    </style:style>
    <style:style style:name="T4" style:family="text">
      <style:text-properties fo:font-size="12pt" fo:font-style="italic"/>
    </style:style>
    <style:style style:name="T5" style:family="text">
      <style:text-properties style:text-position="-33% 58%" fo:font-size="12pt"/>
    </style:style>
    <style:style style:name="T6" style:family="text">
      <style:text-properties style:text-position="0% 100%" fo:font-family="Symbol" fo:font-size="14pt"/>
    </style:style>
    <style:style style:name="T7" style:family="text">
      <style:text-properties style:text-position="-33% 58%" fo:font-family="Symbol" fo:font-size="14pt"/>
    </style:style>
    <style:style style:name="T8" style:family="text">
      <style:text-properties style:text-position="-33% 58%" fo:font-family="Arial" style:font-family-generic="swiss" style:font-pitch="variable"/>
    </style:style>
    <style:style style:name="T9" style:family="text">
      <style:text-properties style:text-position="-33% 58%" fo:font-family="Arial" style:font-family-generic="swiss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247cm" svg:y1="0.2cm" svg:x2="3.247cm" svg:y2="5.915cm">
          <text:p text:style-name="P2"/>
        </draw:line>
        <draw:custom-shape draw:style-name="gr2" draw:text-style-name="P1" draw:layer="layout" svg:width="0.635cm" svg:height="0.635cm" svg:x="2.922cm" svg:y="2.1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635cm" svg:height="0.635cm" svg:x="1.103cm" svg:y="4.57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635cm" svg:height="0.635cm" svg:x="4.74cm" svg:y="4.57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1" draw:layer="layout" svg:x1="1.61cm" svg:y1="4.645cm" svg:x2="3.06cm" svg:y2="2.654cm">
          <text:p text:style-name="P2"/>
        </draw:line>
        <draw:line draw:style-name="gr4" draw:text-style-name="P1" draw:layer="layout" svg:x1="4.944cm" svg:y1="4.614cm" svg:x2="3.494cm" svg:y2="2.623cm">
          <text:p text:style-name="P2"/>
        </draw:line>
        <draw:frame draw:style-name="gr5" draw:layer="layout" svg:width="1.027cm" svg:height="1.081cm" svg:x="5.36cm" svg:y="4.341cm">
          <draw:text-box>
            <text:p text:style-name="P2"><text:span text:style-name="T1">d</text:span><text:span text:style-name="T2">+</text:span></text:p>
          </draw:text-box>
        </draw:frame>
        <draw:frame draw:style-name="gr5" draw:layer="layout" svg:width="0.997cm" svg:height="0.962cm" svg:x="2.751cm" svg:y="1.273cm">
          <draw:text-box>
            <text:p text:style-name="P2">O</text:p>
          </draw:text-box>
        </draw:frame>
        <draw:frame draw:style-name="gr5" draw:layer="layout" svg:width="1.027cm" svg:height="1.081cm" svg:x="0.161cm" svg:y="4.342cm">
          <draw:text-box>
            <text:p text:style-name="P2"><text:span text:style-name="T1">d</text:span><text:span text:style-name="T2">+</text:span></text:p>
          </draw:text-box>
        </draw:frame>
        <draw:frame draw:style-name="gr5" draw:layer="layout" svg:width="1.018cm" svg:height="1.081cm" svg:x="2.314cm" svg:y="1.543cm">
          <draw:text-box>
            <text:p text:style-name="P2"><text:span text:style-name="T1">d</text:span><text:span text:style-name="T3">-</text:span></text:p>
          </draw:text-box>
        </draw:frame>
        <draw:frame draw:style-name="gr5" draw:layer="layout" svg:width="0.959cm" svg:height="0.962cm" svg:x="4.597cm" svg:y="5.09cm">
          <draw:text-box>
            <text:p text:style-name="P2">H</text:p>
          </draw:text-box>
        </draw:frame>
        <draw:frame draw:style-name="gr5" draw:layer="layout" svg:width="0.959cm" svg:height="0.962cm" svg:x="0.946cm" svg:y="5.09cm">
          <draw:text-box>
            <text:p text:style-name="P2">H</text:p>
          </draw:text-box>
        </draw:frame>
        <draw:frame draw:style-name="gr5" draw:text-style-name="P4" draw:layer="layout" svg:width="0.938cm" svg:height="0.826cm" svg:x="2.43cm" svg:y="0.17cm">
          <draw:text-box>
            <text:p text:style-name="P3"><text:span text:style-name="T4">C</text:span><text:span text:style-name="T5">2</text:span></text:p>
          </draw:text-box>
        </draw:frame>
        <draw:line draw:style-name="gr6" draw:text-style-name="P1" draw:layer="layout" svg:x1="1.51cm" svg:y1="4.246cm" svg:x2="2.683cm" svg:y2="2.662cm">
          <text:p text:style-name="P2"/>
        </draw:line>
        <draw:line draw:style-name="gr6" draw:text-style-name="P1" draw:layer="layout" svg:x1="5.035cm" svg:y1="4.246cm" svg:x2="3.862cm" svg:y2="2.662cm">
          <text:p text:style-name="P2"/>
        </draw:line>
        <draw:frame draw:style-name="gr5" draw:layer="layout" svg:width="1.269cm" svg:height="1.114cm" svg:x="4.261cm" svg:y="2.492cm">
          <draw:text-box>
            <text:p text:style-name="P2"><text:span text:style-name="T6">m</text:span><text:span text:style-name="T7">OH</text:span><text:span text:style-name="T8">'</text:span></text:p>
          </draw:text-box>
        </draw:frame>
        <draw:frame draw:style-name="gr5" draw:text-style-name="P6" draw:layer="layout" svg:width="1.201cm" svg:height="1.003cm" svg:x="1.062cm" svg:y="2.492cm">
          <draw:text-box>
            <text:p text:style-name="P5"><text:span text:style-name="T6">m</text:span><text:span text:style-name="T7">OH</text:span></text:p>
          </draw:text-box>
        </draw:frame>
        <draw:line draw:style-name="gr6" draw:text-style-name="P1" draw:layer="layout" svg:x1="3.247cm" svg:y1="5.059cm" svg:x2="3.232cm" svg:y2="2.746cm">
          <text:p text:style-name="P2"/>
        </draw:line>
        <draw:frame draw:style-name="gr5" draw:text-style-name="P6" draw:layer="layout" svg:width="1.324cm" svg:height="0.979cm" svg:x="2.663cm" svg:y="4.693cm">
          <draw:text-box>
            <text:p text:style-name="P5"><text:span text:style-name="T6">m</text:span><text:span text:style-name="T9">tot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22:02:32</meta:creation-date>
    <dc:creator>Jussi Eloranta</dc:creator>
    <dc:date>2007-04-07T22:16:38</dc:date>
    <dc:language>en-US</dc:language>
    <meta:editing-cycles>13</meta:editing-cycles>
    <meta:editing-duration>PT14M7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